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30000034A59CC658F29D27AD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17cm" svg:stroke-color="#231f20" draw:stroke-linejoin="miter" svg:stroke-linecap="butt" draw:fill="solid" draw:fill-color="#000000" fo:padding-top="0.008cm" fo:padding-bottom="0.008cm" fo:padding-left="0.008cm" fo:padding-right="0.008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22cm" fo:min-width="0.92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6" style:family="graphic" style:parent-style-name="standard">
      <style:graphic-properties svg:stroke-color="#f04e4d" draw:fill-color="#ed1c24" draw:textarea-horizontal-align="justify" draw:textarea-vertical-align="middle" draw:auto-grow-height="false" fo:min-height="0.127cm" fo:min-width="1.778cm"/>
    </style:style>
    <style:style style:name="gr7" style:family="graphic" style:parent-style-name="standard">
      <style:graphic-properties svg:stroke-color="#f04e4d" draw:fill-color="#ed1c24" draw:textarea-horizontal-align="justify" draw:textarea-vertical-align="middle" draw:auto-grow-height="false" fo:min-height="0.127cm" fo:min-width="2.032cm"/>
    </style:style>
    <style:style style:name="gr8" style:family="graphic" style:parent-style-name="standard">
      <style:graphic-properties svg:stroke-color="#f04e4d" draw:fill-color="#ed1c24" draw:textarea-horizontal-align="justify" draw:textarea-vertical-align="middle" draw:auto-grow-height="false" fo:min-height="0.127cm" fo:min-width="1.524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6.2000007629395pt" style:font-size-asian="26.2000007629395pt" style:font-size-complex="26.2000007629395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-color="#ed1c24"/>
      <style:paragraph-properties fo:text-align="center"/>
    </style:style>
    <style:style style:name="T1" style:family="text">
      <style:text-properties fo:color="#ffffff" style:font-name="Arial" fo:font-size="26.2000007629395pt" fo:font-weight="bold" style:font-size-asian="26.2000007629395pt" style:font-name-complex="Arial" style:font-size-complex="26.2000007629395pt" style:font-weight-complex="bold"/>
    </style:style>
    <style:style style:name="T2" style:family="text">
      <style:text-properties fo:color="#ffffff" style:font-name="Arial" fo:font-size="16pt" fo:font-weight="bold" style:font-size-asian="16pt" style:font-name-complex="Arial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6.817cm" svg:height="23.788cm" svg:x="2.512cm" svg:y="2.139cm">
          <draw:image xlink:href="Pictures/10000000000002530000034A59CC658F29D27AD0.jpg" xlink:type="simple" xlink:show="embed" xlink:actuate="onLoad">
            <text:p/>
          </draw:image>
        </draw:frame>
        <draw:polygon draw:style-name="gr2" draw:text-style-name="P2" draw:layer="layout" svg:width="17.356cm" svg:height="2.516cm" svg:x="2.415cm" svg:y="2.051cm" svg:viewBox="0 0 17357 2517" draw:points="0,0 17357,0 17357,2517 0,2517">
          <text:p/>
        </draw:polygon>
        <draw:polygon draw:style-name="gr3" draw:text-style-name="P2" draw:layer="layout" svg:width="17.185cm" svg:height="1.023cm" svg:x="2.543cm" svg:y="25.249cm" svg:viewBox="0 0 17186 1024" draw:points="0,0 17186,0 17186,1024 0,1024">
          <text:p/>
        </draw:polygon>
        <draw:frame draw:style-name="gr4" draw:text-style-name="P4" draw:layer="layout" svg:width="14.848cm" svg:height="1.03cm" svg:x="3.36cm" svg:y="2.863cm">
          <draw:text-box>
            <text:p text:style-name="P3"><text:span text:style-name="T1">BASHER SABERTOOTH MANUAL</text:span></text:p>
          </draw:text-box>
        </draw:frame>
        <draw:frame draw:style-name="gr5" draw:text-style-name="P5" draw:layer="layout" svg:width="7.199cm" svg:height="0.628cm" svg:x="7.561cm" svg:y="25.506cm">
          <draw:text-box>
            <text:p text:style-name="P3"><text:span text:style-name="T2">1/8th Scale Electric Truggy</text:span></text:p>
          </draw:text-box>
        </draw:frame>
        <draw:custom-shape draw:style-name="gr6" draw:text-style-name="P6" draw:layer="layout" svg:width="1.778cm" svg:height="0.127cm" svg:x="10.02cm" svg:y="10.0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032cm" svg:height="0.127cm" svg:x="5.829cm" svg:y="10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24cm" svg:height="0.127cm" svg:x="11.798cm" svg:y="10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032cm" svg:height="0.127cm" svg:x="5.829cm" svg:y="11.27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032cm" svg:height="0.127cm" svg:x="5.829cm" svg:y="11.77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.4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01T10:48:20.715354381</dc:date>
    <meta:editing-duration>PT56M48S</meta:editing-duration>
    <meta:editing-cycles>8</meta:editing-cycles>
    <meta:generator>LibreOffice/6.0.7.3$Linux_X86_64 LibreOffice_project/00m0$Build-3</meta:generator>
    <meta:document-statistic meta:object-count="10"/>
  </office:meta>
</office:document-meta>
</file>